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b23b" officeooo:paragraph-rsid="0001b23b"/>
    </style:style>
    <style:style style:name="P2" style:family="paragraph" style:parent-style-name="Heading_20_1">
      <style:paragraph-properties fo:text-align="center" style:justify-single-word="false"/>
    </style:style>
    <style:style style:name="P3" style:family="paragraph" style:parent-style-name="Heading_20_3" style:list-style-name="">
      <style:text-properties officeooo:paragraph-rsid="00099f28"/>
    </style:style>
    <style:style style:name="P4" style:family="paragraph" style:parent-style-name="Heading_20_3">
      <style:paragraph-properties fo:break-before="page"/>
    </style:style>
    <style:style style:name="P5" style:family="paragraph" style:parent-style-name="Standard">
      <style:text-properties officeooo:rsid="0001b23b" officeooo:paragraph-rsid="00099f28"/>
    </style:style>
    <style:style style:name="P6" style:family="paragraph" style:parent-style-name="Standard">
      <style:text-properties fo:font-weight="normal" officeooo:rsid="0009a62c" officeooo:paragraph-rsid="0009a62c" style:font-weight-asian="normal" style:font-weight-complex="normal"/>
    </style:style>
    <style:style style:name="P7" style:family="paragraph" style:parent-style-name="Standard">
      <style:text-properties fo:font-weight="normal" officeooo:rsid="000a730a" officeooo:paragraph-rsid="000a730a" style:font-weight-asian="normal" style:font-weight-complex="normal"/>
    </style:style>
    <style:style style:name="P8" style:family="paragraph" style:parent-style-name="Standard">
      <style:text-properties fo:font-weight="normal" officeooo:rsid="0005f4f5" officeooo:paragraph-rsid="00107447" style:font-weight-asian="normal" style:font-weight-complex="normal"/>
    </style:style>
    <style:style style:name="P9" style:family="paragraph" style:parent-style-name="Standard">
      <style:text-properties fo:font-weight="normal" officeooo:rsid="001364f4" officeooo:paragraph-rsid="001364f4" style:font-weight-asian="normal" style:font-weight-complex="normal"/>
    </style:style>
    <style:style style:name="P10" style:family="paragraph" style:parent-style-name="Standard">
      <style:text-properties officeooo:paragraph-rsid="00106e88"/>
    </style:style>
    <style:style style:name="P11" style:family="paragraph" style:parent-style-name="Standard">
      <style:text-properties officeooo:paragraph-rsid="001364f4"/>
    </style:style>
    <style:style style:name="P12" style:family="paragraph" style:parent-style-name="Text_20_body">
      <style:text-properties officeooo:paragraph-rsid="001364f4"/>
    </style:style>
    <style:style style:name="T1" style:family="text">
      <style:text-properties fo:font-weight="bold" style:font-weight-asian="bold" style:font-weight-complex="bold"/>
    </style:style>
    <style:style style:name="T2" style:family="text">
      <style:text-properties officeooo:rsid="0008de61"/>
    </style:style>
    <style:style style:name="T3" style:family="text">
      <style:text-properties officeooo:rsid="00099f28"/>
    </style:style>
    <style:style style:name="T4" style:family="text">
      <style:text-properties officeooo:rsid="0009a62c"/>
    </style:style>
    <style:style style:name="T5" style:family="text">
      <style:text-properties fo:font-weight="normal" officeooo:rsid="00106e88" style:font-weight-asian="normal" style:font-weight-complex="normal"/>
    </style:style>
    <style:style style:name="T6" style:family="text">
      <style:text-properties fo:font-weight="normal" officeooo:rsid="00052b77" style:font-weight-asian="normal" style:font-weight-complex="normal"/>
    </style:style>
    <style:style style:name="T7" style:family="text">
      <style:text-properties fo:font-weight="normal" officeooo:rsid="00107447" style:font-weight-asian="normal" style:font-weight-complex="normal"/>
    </style:style>
    <style:style style:name="T8" style:family="text">
      <style:text-properties fo:font-weight="normal" officeooo:rsid="0011c250" style:font-weight-asian="normal" style:font-weight-complex="normal"/>
    </style:style>
    <style:style style:name="T9" style:family="text">
      <style:text-properties fo:font-weight="normal" officeooo:rsid="001364f4" style:font-weight-asian="normal" style:font-weight-complex="normal"/>
    </style:style>
    <style:style style:name="T10" style:family="text">
      <style:text-properties fo:font-weight="normal" officeooo:rsid="0005f4f5" style:font-weight-asian="normal" style:font-weight-complex="normal"/>
    </style:style>
    <style:style style:name="T11" style:family="text">
      <style:text-properties officeooo:rsid="000fd216"/>
    </style:style>
    <style:style style:name="T12" style:family="text">
      <style:text-properties officeooo:rsid="00107447"/>
    </style:style>
    <style:style style:name="T13" style:family="text">
      <style:text-properties officeooo:rsid="0011c250"/>
    </style:style>
    <style:style style:name="T14" style:family="text">
      <style:text-properties officeooo:rsid="001364f4"/>
    </style:style>
    <style:style style:name="T15" style:family="text">
      <style:text-properties officeooo:rsid="0014bae3"/>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ome thoughts after reading NoSQL and SQL Data Modeling</text:h>
      <text:h text:style-name="Heading_20_3" text:outline-level="3"/>
      <text:h text:style-name="Heading_20_3" text:outline-level="3"/>
      <text:h text:style-name="Heading_20_3" text:outline-level="3">Value vs state <text:span text:style-name="T2">and data</text:span></text:h>
      <text:p text:style-name="Standard"><text:span text:style-name="T2">Value: in the eyes of the beholder. A flashlight can be a source of light </text:span>in the darkness, or something annoying a child can blind you with.</text:p>
      <text:p text:style-name="Standard">State: the state of an object. A flashlight is “on” or “off”.</text:p>
      <text:p text:style-name="Standard"><text:span text:style-name="T2">Data: </text:span><text:span text:style-name="T3">the boolean value “true” or “false” deprived from further meaning.</text:span></text:p>
      <text:p text:style-name="Standard"/>
      <text:p text:style-name="Standard"><text:span text:style-name="T2">When extracting the state of an object, it becomes data. Data, for example the numerical value 27 becomes meaningless without its context. Knowing that it refers to the age of a person gives it meaning. </text:span><text:span text:style-name="T3">Value is derived from the state of an object, along with many other factors that give it “body”.</text:span></text:p>
      <text:p text:style-name="Text_20_body"/>
      <text:h text:style-name="Heading_20_3" text:outline-level="3"><text:span text:style-name="T1">Software vs hardware</text:span></text:h>
      <text:p text:style-name="P5">Software is the generic extension of hardware. Hardware are specific purpose devices that need to be aligned in order to have a function or meaning. But doing so requires allot of effort, so software was invented. A softer form of ‘ware’ than ‘hard’ware. Software objects are like hardware objects in that it extends the meaning of hardware interactions through software objects.</text:p>
      <text:p text:style-name="P1"/>
      <text:p text:style-name="P1">Software objects are higher level components where hardware objects are the lowest in any ‘software’ hierarchy. Software objects give live to hardware objects by giv<text:span text:style-name="T4">ing</text:span> meaning to the meaningless generic hardware.</text:p>
      <text:p text:style-name="P1"/>
      <text:p text:style-name="P1">Software development therefor<text:span text:style-name="T4">e</text:span> is an extension of hardware development. Software objects therefor<text:span text:style-name="T4">e</text:span> also need to be development with the same care and design in mind as hardware objects.</text:p>
      <text:p text:style-name="Text_20_body"/>
      <text:h text:style-name="Heading_20_3" text:outline-level="3">Sharing the same vocabulary</text:h>
      <text:p text:style-name="P6">After having read this book I’ve become very interested in my own vocabulary and if I use words that have vague meaning. I am focusing allot more on what I say these days, and if the same definition of a word is shared with both speaker and listener to make sure the actual message is transmitted. And not misinformation due to vagueness in terms.</text:p>
      <text:p text:style-name="P6"/>
      <text:p text:style-name="P7">I think it is very important to use the correct terms, and choose your words. I’ve also seen this in different books like ‘12 rules for life’ where Jordan B. Peterson in his chapter ‘tell the truth – or at least, don’t lie’ emphasizes both the truth of words, as well as carefully selecting the words you speak.</text:p>
      <text:h text:style-name="P3" text:outline-level="3"/>
      <text:h text:style-name="P4" text:outline-level="3">Propositions, data and predicate</text:h>
      <text:p text:style-name="Standard">In the logical world, a proposition has the following definition: “a statement that expresses a concept that can be true or false.”. </text:p>
      <text:p text:style-name="Standard"/>
      <text:p text:style-name="Standard">Predicate has the following definition: “<text:span text:style-name="T11">Found or base something on”.</text:span></text:p>
      <text:p text:style-name="Standard"/>
      <text:p text:style-name="Standard">And from this book I would like to use the definition for data: “Information deprived of meaning or context”</text:p>
      <text:p text:style-name="Text_20_body"/>
      <text:h text:style-name="Heading_20_3" text:outline-level="3">Data Object</text:h>
      <text:p text:style-name="P10"><text:span text:style-name="T5">A</text:span><text:span text:style-name="T6">n object to reconstitute information from data </text:span><text:span text:style-name="T5">for the purpose of display. Since ‘data’ can only be ‘data’ when the context it belongs to is known, </text:span><text:span text:style-name="T7">I think data objects make perfect sense, but only when the data it transfers is used for display purposes. Which to me means it is used to reconstitute information </text:span><text:span text:style-name="T8">in some presentation form.</text:span></text:p>
      <text:p text:style-name="Text_20_body"/>
      <text:h text:style-name="Heading_20_3" text:outline-level="3">Propositional objects</text:h>
      <text:p text:style-name="P8"><text:span text:style-name="T12">A</text:span>n object to assert if a proposition is true or false. <text:span text:style-name="T13">I think this type of object makes perfect sense in the world of OO</text:span><text:span text:style-name="T14">P. Instead of all these comparisons which are full of details. Encapsulating the data and the comparison and giving more context by wrapping it into an object will simplify the code base and therefore open up allot more space for new discoveries.</text:span></text:p>
      <text:p text:style-name="P8"/>
      <text:p text:style-name="P9">(By hiding the details, there is less cognitive load when analyzing the code, this means that more mental space is open for new discoveries)</text:p>
      <text:p text:style-name="Text_20_body"/>
      <text:h text:style-name="Heading_20_3" text:outline-level="3">SQL vs NoSQL</text:h>
      <text:p text:style-name="P12"><text:span text:style-name="T14">I think the following statement is true:</text:span></text:p>
      <text:p text:style-name="P11"><text:span text:style-name="T9">NoSQL databases are</text:span><text:span text:style-name="T10"> only for </text:span><text:span text:style-name="T9">situations where</text:span><text:span text:style-name="T10"> you have a large diversity of relations with little data and at the same time you wish to query </text:span><text:span text:style-name="T9">that</text:span><text:span text:style-name="T10"> data.</text:span></text:p>
      <text:p text:style-name="P11"><text:span text:style-name="T10"/></text:p>
      <text:p text:style-name="P9">Both SQL and NoSQL can be ACID or BASE. ACID and BASE <text:span text:style-name="T15">are not related to the data that is stored. But the quality of the da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1b23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0-26T20:32:14.350000000</dc:date>
    <meta:editing-duration>PT11M8S</meta:editing-duration>
    <meta:editing-cycles>5</meta:editing-cycles>
    <meta:document-statistic meta:table-count="0" meta:image-count="0" meta:object-count="0" meta:page-count="2" meta:paragraph-count="26" meta:word-count="638" meta:character-count="3682" meta:non-whitespace-character-count="3068"/>
  </office:meta>
</office:document-meta>
</file>